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b1ce" officeooo:paragraph-rsid="0010b1ce"/>
    </style:style>
    <style:style style:name="P2" style:family="paragraph" style:parent-style-name="Standard">
      <style:text-properties officeooo:rsid="00142345" officeooo:paragraph-rsid="00142345"/>
    </style:style>
    <style:style style:name="P3" style:family="paragraph" style:parent-style-name="Standard">
      <style:text-properties fo:font-weight="bold" style:font-weight-asian="bold"/>
    </style:style>
    <style:style style:name="P4" style:family="paragraph" style:parent-style-name="Standard">
      <style:text-properties fo:font-weight="bold" officeooo:rsid="002200c5" officeooo:paragraph-rsid="002200c5" style:font-weight-asian="bold" style:font-weight-complex="bold"/>
    </style:style>
    <style:style style:name="P5" style:family="paragraph" style:parent-style-name="Standard">
      <style:text-properties officeooo:rsid="001ce765" officeooo:paragraph-rsid="001ce765"/>
    </style:style>
    <style:style style:name="P6" style:family="paragraph" style:parent-style-name="Standard">
      <style:text-properties officeooo:rsid="001e8e92" officeooo:paragraph-rsid="001e8e92"/>
    </style:style>
    <style:style style:name="P7" style:family="paragraph" style:parent-style-name="Standard">
      <style:text-properties officeooo:rsid="001eff7f" officeooo:paragraph-rsid="001eff7f"/>
    </style:style>
    <style:style style:name="P8" style:family="paragraph" style:parent-style-name="Standard">
      <style:text-properties officeooo:rsid="001eff7f" officeooo:paragraph-rsid="0023d77d"/>
    </style:style>
    <style:style style:name="P9" style:family="paragraph" style:parent-style-name="Standard">
      <style:text-properties officeooo:paragraph-rsid="001fd648"/>
    </style:style>
    <style:style style:name="P10" style:family="paragraph" style:parent-style-name="Standard">
      <style:text-properties officeooo:rsid="0020a70c" officeooo:paragraph-rsid="0020a70c"/>
    </style:style>
    <style:style style:name="P11" style:family="paragraph" style:parent-style-name="Standard">
      <style:text-properties fo:font-weight="normal" officeooo:rsid="002200c5" officeooo:paragraph-rsid="002200c5" style:font-weight-asian="normal" style:font-weight-complex="normal"/>
    </style:style>
    <style:style style:name="P12" style:family="paragraph" style:parent-style-name="Standard">
      <style:text-properties officeooo:rsid="0023d77d" officeooo:paragraph-rsid="0023d77d"/>
    </style:style>
    <style:style style:name="P13" style:family="paragraph" style:parent-style-name="Standard">
      <style:text-properties officeooo:rsid="0023d77d" officeooo:paragraph-rsid="00243564"/>
    </style:style>
    <style:style style:name="P14" style:family="paragraph" style:parent-style-name="Standard">
      <style:text-properties officeooo:rsid="00243564" officeooo:paragraph-rsid="00243564"/>
    </style:style>
    <style:style style:name="P15" style:family="paragraph" style:parent-style-name="Standard">
      <style:text-properties officeooo:paragraph-rsid="00243564"/>
    </style:style>
    <style:style style:name="P16" style:family="paragraph" style:parent-style-name="Standard" style:master-page-name="Standard">
      <style:paragraph-properties style:page-number="auto"/>
      <style:text-properties fo:font-weight="bold" style:font-weight-asian="bold"/>
    </style:style>
    <style:style style:name="P17" style:family="paragraph" style:parent-style-name="Standard">
      <style:text-properties officeooo:rsid="001c9a6b" officeooo:paragraph-rsid="001c9a6b"/>
    </style:style>
    <style:style style:name="P18" style:family="paragraph" style:parent-style-name="Standard">
      <style:text-properties officeooo:rsid="0026cc71" officeooo:paragraph-rsid="001c9a6b"/>
    </style:style>
    <style:style style:name="P19" style:family="paragraph" style:parent-style-name="Standard">
      <style:text-properties fo:font-weight="bold" style:font-weight-asian="bold"/>
    </style:style>
    <style:style style:name="P20" style:family="paragraph" style:parent-style-name="Standard">
      <style:text-properties fo:font-weight="bold" officeooo:rsid="002caa5b" officeooo:paragraph-rsid="002caa5b" style:font-weight-asian="bold" style:font-weight-complex="bold"/>
    </style:style>
    <style:style style:name="P21" style:family="paragraph" style:parent-style-name="Standard">
      <style:text-properties fo:font-weight="bold" officeooo:rsid="002e93bb" officeooo:paragraph-rsid="002e93bb" style:font-weight-asian="bold" style:font-weight-complex="bold"/>
    </style:style>
    <style:style style:name="P22" style:family="paragraph" style:parent-style-name="Standard">
      <style:text-properties fo:font-weight="bold" officeooo:rsid="002bacd0" officeooo:paragraph-rsid="002bacd0" style:font-weight-asian="bold"/>
    </style:style>
    <style:style style:name="P23" style:family="paragraph" style:parent-style-name="Standard">
      <style:text-properties fo:font-weight="normal" officeooo:rsid="0023d77d" officeooo:paragraph-rsid="0023d77d" style:font-weight-asian="normal" style:font-weight-complex="normal"/>
    </style:style>
    <style:style style:name="P24" style:family="paragraph" style:parent-style-name="Standard">
      <style:text-properties fo:font-weight="normal" officeooo:rsid="00243564" officeooo:paragraph-rsid="00243564" style:font-weight-asian="normal" style:font-weight-complex="normal"/>
    </style:style>
    <style:style style:name="P25" style:family="paragraph" style:parent-style-name="Standard">
      <style:text-properties fo:font-weight="normal" officeooo:rsid="0027cb3a" officeooo:paragraph-rsid="0027cb3a" style:font-weight-asian="normal" style:font-weight-complex="normal"/>
    </style:style>
    <style:style style:name="P26" style:family="paragraph" style:parent-style-name="Standard">
      <style:text-properties fo:font-weight="normal" officeooo:rsid="002bacd0" officeooo:paragraph-rsid="002e93bb" style:font-weight-asian="normal" style:font-weight-complex="normal"/>
    </style:style>
    <style:style style:name="P27" style:family="paragraph" style:parent-style-name="Standard">
      <style:text-properties fo:font-weight="normal" officeooo:rsid="002200c5" officeooo:paragraph-rsid="002200c5" style:font-weight-asian="normal" style:font-weight-complex="normal"/>
    </style:style>
    <style:style style:name="P28" style:family="paragraph" style:parent-style-name="Standard">
      <style:text-properties fo:font-weight="normal" officeooo:rsid="002caa5b" officeooo:paragraph-rsid="002caa5b" style:font-weight-asian="normal" style:font-weight-complex="normal"/>
    </style:style>
    <style:style style:name="P29" style:family="paragraph" style:parent-style-name="Standard">
      <style:text-properties fo:font-weight="normal" officeooo:rsid="002e93bb" officeooo:paragraph-rsid="002fab10" style:font-weight-asian="normal" style:font-weight-complex="normal"/>
    </style:style>
    <style:style style:name="P30" style:family="paragraph" style:parent-style-name="Standard">
      <style:text-properties officeooo:rsid="0010b1ce" officeooo:paragraph-rsid="0010b1ce"/>
    </style:style>
    <style:style style:name="P31" style:family="paragraph" style:parent-style-name="Standard">
      <style:text-properties officeooo:rsid="001fd648" officeooo:paragraph-rsid="001fd648"/>
    </style:style>
    <style:style style:name="P32" style:family="paragraph" style:parent-style-name="Standard">
      <style:text-properties officeooo:paragraph-rsid="00319fd8"/>
    </style:style>
    <style:style style:name="P33" style:family="paragraph" style:parent-style-name="List_20_Paragraph" style:list-style-name="WWNum1"/>
    <style:style style:name="P34" style:family="paragraph" style:parent-style-name="List_20_Paragraph" style:list-style-name="WWNum1">
      <style:text-properties officeooo:rsid="00254189" officeooo:paragraph-rsid="00254189"/>
    </style:style>
    <style:style style:name="T1" style:family="text">
      <style:text-properties fo:font-weight="bold" style:font-weight-asian="bold"/>
    </style:style>
    <style:style style:name="T2" style:family="text">
      <style:text-properties fo:font-weight="bold" officeooo:rsid="0023d77d" style:font-weight-asian="bold"/>
    </style:style>
    <style:style style:name="T3" style:family="text">
      <style:text-properties fo:font-weight="bold" officeooo:rsid="00254189" style:font-weight-asian="bold"/>
    </style:style>
    <style:style style:name="T4" style:family="text">
      <style:text-properties fo:font-weight="bold" officeooo:rsid="001fd648" style:font-weight-asian="bold" style:font-weight-complex="bold"/>
    </style:style>
    <style:style style:name="T5" style:family="text">
      <style:text-properties style:font-name="Cambria Math" style:font-name-complex="Cambria Math1"/>
    </style:style>
    <style:style style:name="T6" style:family="text">
      <style:text-properties officeooo:rsid="0010b1ce"/>
    </style:style>
    <style:style style:name="T7" style:family="text">
      <style:text-properties officeooo:rsid="00128895"/>
    </style:style>
    <style:style style:name="T8" style:family="text">
      <style:text-properties officeooo:rsid="0018c256"/>
    </style:style>
    <style:style style:name="T9" style:family="text">
      <style:text-properties officeooo:rsid="0019b487"/>
    </style:style>
    <style:style style:name="T10" style:family="text">
      <style:text-properties officeooo:rsid="001c9a6b"/>
    </style:style>
    <style:style style:name="T11" style:family="text">
      <style:text-properties officeooo:rsid="001ce765"/>
    </style:style>
    <style:style style:name="T12" style:family="text">
      <style:text-properties officeooo:rsid="001e8e92"/>
    </style:style>
    <style:style style:name="T13" style:family="text">
      <style:text-properties officeooo:rsid="001fd648"/>
    </style:style>
    <style:style style:name="T14" style:family="text">
      <style:text-properties officeooo:rsid="0021ad27"/>
    </style:style>
    <style:style style:name="T15" style:family="text">
      <style:text-properties officeooo:rsid="002200c5"/>
    </style:style>
    <style:style style:name="T16" style:family="text">
      <style:text-properties officeooo:rsid="0023d77d"/>
    </style:style>
    <style:style style:name="T17" style:family="text">
      <style:text-properties fo:font-weight="normal" style:font-weight-asian="normal" style:font-weight-complex="normal"/>
    </style:style>
    <style:style style:name="T18" style:family="text">
      <style:text-properties fo:font-weight="normal" officeooo:rsid="001fd648" style:font-weight-asian="normal" style:font-weight-complex="normal"/>
    </style:style>
    <style:style style:name="T19" style:family="text">
      <style:text-properties fo:font-weight="normal" officeooo:rsid="00243564" style:font-weight-asian="normal" style:font-weight-complex="normal"/>
    </style:style>
    <style:style style:name="T20" style:family="text">
      <style:text-properties fo:font-weight="normal" officeooo:rsid="00254189" style:font-weight-asian="normal" style:font-weight-complex="normal"/>
    </style:style>
    <style:style style:name="T21" style:family="text">
      <style:text-properties fo:font-weight="normal" officeooo:rsid="0025efe3" style:font-weight-asian="normal" style:font-weight-complex="normal"/>
    </style:style>
    <style:style style:name="T22" style:family="text">
      <style:text-properties fo:font-weight="normal" officeooo:rsid="0027cb3a" style:font-weight-asian="normal" style:font-weight-complex="normal"/>
    </style:style>
    <style:style style:name="T23" style:family="text">
      <style:text-properties fo:font-weight="normal" officeooo:rsid="0029456a" style:font-weight-asian="normal" style:font-weight-complex="normal"/>
    </style:style>
    <style:style style:name="T24" style:family="text">
      <style:text-properties fo:font-weight="normal" officeooo:rsid="002e93bb" style:font-weight-asian="normal" style:font-weight-complex="normal"/>
    </style:style>
    <style:style style:name="T25" style:family="text">
      <style:text-properties officeooo:rsid="0025efe3"/>
    </style:style>
    <style:style style:name="T26" style:family="text">
      <style:text-properties officeooo:rsid="0026cc71"/>
    </style:style>
    <style:style style:name="T27" style:family="text">
      <style:text-properties officeooo:rsid="0027cb3a"/>
    </style:style>
    <style:style style:name="T28" style:family="text">
      <style:text-properties officeooo:rsid="0029b0c0"/>
    </style:style>
    <style:style style:name="T29" style:family="text">
      <style:text-properties officeooo:rsid="0029dd10"/>
    </style:style>
    <style:style style:name="T30" style:family="text">
      <style:text-properties officeooo:rsid="002e6182"/>
    </style:style>
    <style:style style:name="T31" style:family="text">
      <style:text-properties officeooo:rsid="002e93bb"/>
    </style:style>
    <style:style style:name="T32" style:family="text">
      <style:text-properties officeooo:rsid="002fab10"/>
    </style:style>
    <style:style style:name="T33" style:family="text">
      <style:text-properties officeooo:rsid="00319fd8"/>
    </style:style>
    <style:style style:name="T34" style:family="text">
      <style:text-properties officeooo:rsid="003258cc"/>
    </style:style>
    <style:style style:name="T35" style:family="text">
      <style:text-properties officeooo:rsid="0032c8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emote temperature monitor for pizza ovens </text:p>
      <text:p text:style-name="P17">Who hasnt been to a pizza night? </text:p>
      <text:p text:style-name="P18">Pizza is a universal favourite - best of all made at home in your own pizza oven! </text:p>
      <text:p text:style-name="Standard">Usually <text:span text:style-name="T26">ovens </text:span>are wood fired – the<text:span text:style-name="T26">re</text:span> are various designs, some with open faces, some that can be closed up completely. <text:s/>A well designed oven will retain heat for some hours and may only need a minimal heat source to keep it hot <text:s text:c="2"/></text:p>
      <text:p text:style-name="Standard">However, it can be difficult to monitor cooking temperature – ideally it should be 200-220 deg C</text:p>
      <text:p text:style-name="Standard">With this project you can monitor the oven with your smart phone while you enjoy the company of your dinner guests rather than getting your hands dirty!</text:p>
      <text:p text:style-name="Standard">It could be used also for other ovens such as kilns </text:p>
      <text:p text:style-name="P1">In fact the sensor will cover a wide temperature range with good accuracy and linearity – anywhere from -50 to 500 deg C !</text:p>
      <text:p text:style-name="Standard"/>
      <text:p text:style-name="Standard"><text:span text:style-name="T1">Temperature Monitoring devices</text:span>.</text:p>
      <text:p text:style-name="Standard">There are several families of temperature monitoring devices – in brief these can be classified as thermocouples, resistive temperature detectors, thermistor and silicon temperature sensors. (1)</text:p>
      <text:p text:style-name="Standard">Silicon devices may have inbuilt logic circuitry to interface directly with a microcontroller. They can also have analog outputs. In general however, they are limited to a maximum temperature of 125 deg C which makes them unsuitable for this application where the sensor may have to withstand temperatures of 300 deg C or more.</text:p>
      <text:p text:style-name="Standard">Similarly thermistors are limited to a maximum temperature of 150 deg C or so.</text:p>
      <text:p text:style-name="Standard"><text:s/>Thermocouples can withstand high temperatures up to &gt;1000 deg C. They are generally constructed using a bimetallic element which produces a temperature dependent voltage. <text:span text:style-name="T30">However, t</text:span>his voltage is highly nonlinear with temperature and relatively small – this means that somewhat complex analogue circuitry is required to condition the output <text:span text:style-name="T10">and noise may be an issue</text:span>.</text:p>
      <text:p text:style-name="Standard">For our application we have used a resistive temperature detector (RT<text:span text:style-name="T13">D</text:span>). <text:s/>These devices have a variable resistance with temperature. They are constructed using a platinum wire coil or a thin layer of platinum deposited on a ceramic substrate. They are highly accurate and repeatable. They do require some analogue circuitry but this can be relatively simple. <text:s text:c="2"/></text:p>
      <text:p text:style-name="Standard">The sensor itself can withstand up to 500 deg C or so and can be remote from any electronics.</text:p>
      <text:p text:style-name="Standard"><text:soft-page-break/></text:p>
      <text:p text:style-name="P3">Analogue circuitry</text:p>
      <text:p text:style-name="Standard">The variable resistance of the RT<text:span text:style-name="T13">D</text:span> must be converted to logic level data to be processed in our application.</text:p>
      <text:p text:style-name="Standard">One approach would be to use a differential opamp to amplify to voltage drop across the RT<text:span text:style-name="T13">D</text:span> when it is excited by a current source in a resistive divider. The output is then converted to digital via an ADC input. (Fig 1) <text:span text:style-name="T8">This requires some circuitry</text:span> <text:span text:style-name="T8">for the current source and analogue amplifier. Most processors can convert an analog input to digital but resolution may be limited. Noise may be an issue also. </text:span>An alternative approach is to use a comparator in a “relaxation oscillator” mode. Here a capacitor is alternately charged and discharged as the comparator switches state around a reference voltage. (Fig 2) The output frequency is inversely proportional to the resistance of the RT<text:span text:style-name="T13">D</text:span>. This has the advantage of simplicity and the output can be designed to interface directly with a digital input on the microcontroller <text:span text:style-name="T8">which counts the f</text:span>requency <text:span text:style-name="T8">and converts this to temperature</text:span>. <text:span text:style-name="T6">As the resistance of the sensor changes linearly with temperature, a simple calculation algorithm can be used to derive temperature</text:span>.</text:p>
      <text:p text:style-name="P3">RELAXATION OSCILLATOR</text:p>
      <text:p text:style-name="P3">Circuit Description</text:p>
      <text:p text:style-name="P32">The relaxation oscillator shown in Figure <text:s text:c="2"/>us<text:span text:style-name="T6">es </text:span>the M<text:span text:style-name="T9">AX941</text:span> comparator. <text:span text:style-name="T33">A comparator is essentially on Operational Amplifier in high gain mode – it compares the voltage at its positive(noninverting) and negative (inverting) inputs. When the voltage at the positive input is higher than the negative, the output of the comparator is at VDD – the positive supply rail. When the voltage at the positive input falls below the negative, the output switches state to be close to the negative rail (in this case Ground).</text:span></text:p>
      <text:p text:style-name="P32">This circuit provides a relatively simple and inexpensive solution to interface a resistive sensor, such as a RT<text:span text:style-name="T13">D</text:span> to a microcontroller. This circuit requires a single comparator, a capacitor and a few resistors. The oscillator outputs a square wave with a frequency <text:span text:style-name="T6">inversely </text:span>proportional to the sensor resistance. <text:span text:style-name="T10">At</text:span> power-up, the comparator output voltage is <text:span text:style-name="T10">close </text:span>to the positive supply voltage (VDD). Based on the values of R2, R3 and R4, the voltage at VIN+ of the comparator <text:span text:style-name="T10">will be approx 2/3 VDD. As the capacitor charges through the RTD which is the feedback resistor in this circuit, the VIN– voltage eventually exceeds VIN+ and the comparator switches with the output now being close to VSS. The VIN+ </text:span>voltage <text:span text:style-name="T7">now is reduced to 1/3 VDD. </text:span><text:s text:c="2"/>Now the voltage across the capacitor discharges through R1. When the capacitor voltage falls below the voltage at VIN+, the comparator drives the output up to the positive rail (VDD). Therefore, the comparator swings the output voltage to the rails (VDD and VSS), every time the capacitor voltage passes the trip voltage, <text:span text:style-name="T11">thus generating a square wave oscillation</text:span>. <text:span text:style-name="T11">The comparator is a high speed, high gain device so stability may be an issue around the switching point. Both the comparator and resistive divider </text:span><text:soft-page-break/><text:span text:style-name="T11">provide builtin hysteresis to improve stability. The comparator supply VDD is 3.3V so the output can be used to drive a microcontroller directly.</text:span></text:p>
      <text:p text:style-name="Standard"><text:span text:style-name="T1">Simplified Equations </text:span>Assume:</text:p>
      <text:p text:style-name="Standard">1. <text:span text:style-name="T12">Ro/</text:span>R1 = RT<text:span text:style-name="T13">D</text:span> sensor <text:span text:style-name="T12">= 1000 ohms at 0 deg C</text:span></text:p>
      <text:p text:style-name="P6">resistance increases linearly by 0.385 ohms/deg C </text:p>
      <text:p text:style-name="Standard">2. R2 = R3 = R4 = R</text:p>
      <text:p text:style-name="Standard">3. R <text:span text:style-name="T5">≅</text:span> 10 x Ro</text:p>
      <text:p text:style-name="P3">Design Procedure:</text:p>
      <text:p text:style-name="Standard">1. Select a desired nominal oscillation frequency <text:span text:style-name="T11">fo </text:span>for the RTD oscillator. <text:span text:style-name="T11">In our case we want the microcontroller to have enough time to service an interrupt routine on each cycle to allow frequency counting. We settle on a frequency of approximately 1KHz, which allows 800uS or so for the controller to capture the pulse <text:s/></text:span></text:p>
      <text:p text:style-name="Standard">2. C1 = 1 / (1.386 Ro fo).</text:p>
      <text:p text:style-name="Standard">3. Select a comparator with an Output Short Circuit Current which is at least five times greater than the maximum output current to ensure start-up at cold and relatively good accuracy.</text:p>
      <text:p text:style-name="Standard">IOUT_MAX = VDD / R1_MIN</text:p>
      <text:p text:style-name="P5">In our case this gives an output current of approx 3mA</text:p>
      <text:p text:style-name="P5">The MAX941 will s<text:span text:style-name="T16">ource</text:span> 15mA or so at VSS and s<text:span text:style-name="T16">ink</text:span> 40mA at VDD which should be sufficient </text:p>
      <text:p text:style-name="P3">Relaxation Oscillator Test Results</text:p>
      <text:p text:style-name="Standard">The oscillation frequency was calculated using fixed discrete resistors to simulate the RTD resistance, R1 and the component values shown in Figure 5. <text:span text:style-name="T25">In the original circuit, a</text:span> 0.68 μF tantalum capacitor was chosen for C1. The circuit uses the M<text:span text:style-name="T12">AX941</text:span> comparator.</text:p>
      <text:p text:style-name="P2">Calculations </text:p>
      <text:p text:style-name="P2">Output freq fo = 1/(1.386R1C1)</text:p>
      <text:p text:style-name="P2">Factoring for output freq</text:p>
      <text:p text:style-name="P2"><text:s text:c="2"/></text:p>
      <text:p text:style-name="P6">T = <text:span text:style-name="T28">(</text:span>multiplier/C1<text:span text:style-name="T28">)</text:span>*fo – offset</text:p>
      <text:p text:style-name="P7">where T is temp Deg C </text:p>
      <text:p text:style-name="P7">multiplier is derived from the initial equation as a starting point </text:p>
      <text:p text:style-name="P7"><text:soft-page-break/>offset converts the temperature to celsius (it would <text:span text:style-name="T28">be in </text:span>Kelvin otherwise)</text:p>
      <text:p text:style-name="P7">In practice I derived these figures from experimental measurements – see below <text:s/></text:p>
      <text:p text:style-name="P7">I measured the resistance of the RT<text:span text:style-name="T13">D</text:span> at 1130 Ohms at 30 deg C – this was higher than the nominal figure </text:p>
      <text:p text:style-name="P7">I used a capacitor of approx 0.6uF – <text:span text:style-name="T14">this made up from parallel capacitors in the junkbox</text:span></text:p>
      <text:p text:style-name="P7">I then made up test resistances to replace the RT<text:span text:style-name="T13">D</text:span> for various temperatures, 0 100 and 200 deg C – ie approx 1120, 1495 and 1880 ohms </text:p>
      <text:p text:style-name="P8">By adjusting the multiplier and offset figures in the code the system can be trimmed to compensate for component variation </text:p>
      <text:p text:style-name="P8"><text:s/><text:span text:style-name="T2">Microcontroller</text:span></text:p>
      <text:p text:style-name="P8"><text:span text:style-name="T1"><text:s/></text:span><text:span text:style-name="T17">We are using the Arduino MKR1000 series boards which have a builtin WiFi stack to allow us to send data to a web enabled device such as a PC, tablet or smartphone. </text:span><text:span text:style-name="T18">These are cheap and the code is open source which means it is available to be modified. Arduino have provided a programming environment (IDE) which allows us to program the board via a USB port. <text:s text:c="2"/></text:span></text:p>
      <text:p text:style-name="P12"><text:span text:style-name="T18">D</text:span><text:span text:style-name="T17">ownload the latest version of the Arduino IDE from their website. If you are able and are feeling generous, <text:s/>make a donation to support Open Source Development!</text:span></text:p>
      <text:p text:style-name="P23"><text:s/>In my case the latest version was 1.8.<text:span text:style-name="T29">11</text:span>. Follow the instructions for installation </text:p>
      <text:p text:style-name="P13"><text:span text:style-name="T17">In my case I use Linux Mint </text:span><text:span text:style-name="T19">and these instructions apply to Linux</text:span><text:span text:style-name="T17">. </text:span></text:p>
      <text:p text:style-name="P13"><text:span text:style-name="T17">Run the install script </text:span><text:span text:style-name="T19">as a normal user i</text:span><text:span text:style-name="T17">n a terminal in the Arduino installation directory </text:span></text:p>
      <text:p text:style-name="P23">./install.sh <text:s/></text:p>
      <text:p text:style-name="P24">Ensure that you then run as sudo</text:p>
      <text:p text:style-name="P24">./arduino-linux-setup.sh <text:span text:style-name="T27">$USER</text:span></text:p>
      <text:p text:style-name="P14"><text:span text:style-name="T17">This will set groups and permissions for the USB ports and allow the board access. Otherwise </text:span><text:span text:style-name="T23">the computer (in my case </text:span><text:span text:style-name="T17">Linux</text:span><text:span text:style-name="T23">)</text:span><text:span text:style-name="T17"> </text:span><text:span text:style-name="T23">may</text:span><text:span text:style-name="T17"> treat </text:span><text:span text:style-name="T24">the device connected to the USB port </text:span><text:span text:style-name="T17">as a </text:span><text:span text:style-name="T21">Human Interface Device or HID (eg </text:span><text:span text:style-name="T17">mouse</text:span><text:span text:style-name="T21">). </text:span><text:span text:style-name="T24">F</text:span><text:span text:style-name="T17">or security reasons </text:span><text:span text:style-name="T24">the system will then not allow </text:span><text:span text:style-name="T17">code to </text:span><text:span text:style-name="T24">be written to the port</text:span><text:span text:style-name="T17">. Open the Arduino IDE – you may have to manually create a shortcut to it <text:s/></text:span></text:p>
      <text:p text:style-name="P14"><text:span text:style-name="T17">Go to Tools =&gt; Board=&gt; Boards manager and add the MKR1000. </text:span><text:span text:style-name="T22">In board manager search for MKR1000 - this will bring up the Arduino SAMD boards (32 bit bit ARM Cortex M0+).</text:span><text:span text:style-name="T20"> </text:span><text:span text:style-name="T22">Install this board. </text:span></text:p>
      <text:p text:style-name="P24">Add the WiFi101 Library via Sketch =&gt; Include Library =&gt; Manage Libraries. <text:span text:style-name="T27">Search for WiFi101 and install it. </text:span><text:s/></text:p>
      <text:p text:style-name="P25"><text:soft-page-break/>Select the MKR1000 via <text:s/>Tools =&gt; Board</text:p>
      <text:p text:style-name="P15"><text:span text:style-name="T19"><text:s text:c="2"/></text:span><text:span text:style-name="T3">Co</text:span><text:span text:style-name="T1">de <text:s text:c="2"/></text:span></text:p>
      <text:p text:style-name="P1">The device can connect to a local wifi router and then serves a simple webpage displaying the temperature data. Using a browser and the appropriate network address the user can access this data from a device with a wifi connection to the network</text:p>
      <text:p text:style-name="P9">The code measure<text:span text:style-name="T15">s</text:span> the frequency <text:span text:style-name="T15">of the output </text:span>of the comparator and derive<text:span text:style-name="T15">s</text:span> a temperature. </text:p>
      <text:p text:style-name="P4">Frequency Measurement</text:p>
      <text:p text:style-name="P11">This is accomplished by counting the number of transitions on the pin connected to the comparator. The Arduino has code for a set timer eg:</text:p>
      <text:p text:style-name="P11">delay(1000); </text:p>
      <text:p text:style-name="P11">will <text:s/>stop the processor for 1000msec ie 1 sec </text:p>
      <text:p text:style-name="P11">But this approach means that the controller is tied up and no other code can be executed. An alternative is use the function millis() which returns the number of millseconds since controller startup </text:p>
      <text:p text:style-name="P11">When current_millis() - start_millis() = 1000 then 1 second has passed since the start of the routine. The transitions are counted using an interrupt routine which is connected to the input pin. When there is a positive transition on the input pin the routine is called which adds one to the frequency counter. At the end of the count period the counter contains the frequency data. <text:s text:c="3"/></text:p>
      <text:p text:style-name="P11"><text:s/>The temperature is then derived using the formula above. </text:p>
      <text:p text:style-name="P20">Programming the Board</text:p>
      <text:p text:style-name="P28">Plug the board into your PCB USB port. </text:p>
      <text:p text:style-name="P28">Upload the code to the board via Sketch =&gt; Upload. If all is well the Arduino IDE will display various processor data and <text:s/>the progress of writing to FLASH. If error messages are displayed there will generally be an indication from them what the fault is which will allow debugging. If DEBUGMODE is defined at the top of the main sketch code, a serial port can be opened with Tools =&gt; Serial Monitor. This will show the progress of logging onto a local Wifi network, <text:span text:style-name="T31">the network address of the board </text:span>and other data to help debugging. The system will hang in this mode until the port is opened. For normal operation this line is commented out. <text:s text:c="3"/></text:p>
      <text:p text:style-name="P28"><text:s/><text:span text:style-name="T4">Hardware</text:span></text:p>
      <text:p text:style-name="P31">The MKR1000 has a Li<text:span text:style-name="T35">thium </text:span>Po<text:span text:style-name="T35">lymer</text:span> battery interface which allows the battery to be charged via a USB port</text:p>
      <text:p text:style-name="P31"><text:soft-page-break/>I have created a shield to mount the analogue circuitry <text:span text:style-name="T29">and </text:span>RTD detector socket <text:span text:style-name="T29">on top of the MKR1000 board</text:span>. <text:span text:style-name="T29">The code, schematics and PCB details are available on GitHub at </text:span></text:p>
      <text:p text:style-name="P31"><text:a xlink:type="simple" xlink:href="https://github.com/richardhosking/pizzatemp" text:style-name="Internet_20_link" text:visited-style-name="Visited_20_Internet_20_Link">https://github.com/richardhosking/pizzatemp</text:a></text:p>
      <text:p text:style-name="P10">The sensor itself is mounted in a piece of copper tubing with aluminium foil to stop movement, At the end of the tubing I have mounted a <text:span text:style-name="T29">2</text:span> pin connector <text:span text:style-name="T29">using a small piece of sheet copper. I have used copper to allow the sections to be soldered together using a heavy (100W) soldering iron. The wires from the sensor are led through a hole in the side of the tubing. When I built the pizza oven </text:span>I left a tube though the brickwork to allow temperature measurement – the sensor tubing fits inside this <text:s text:c="4"/></text:p>
      <text:p text:style-name="P22">PCB Drafting </text:p>
      <text:p text:style-name="P26">I used JLPCB which is a Chinese company that will produce Printed Circuit Boards <text:span text:style-name="T34">(PCBs) </text:span>in small quantities for a very reasonable cost if you accept their defaults for board material and thickness. <text:s/>You simply upload the Gerber (plot) files for the board and their website performs an automatic check for various parameters. The boards arrived in 3-4 weeks. For the design itself I used KICAD which is an Open Source PCB drafting program which has been around for many years and will work on all platforms. It has performance for free which approaches expensive commercial offerings <text:span text:style-name="T30">costing thousands of dollars</text:span>. It is clearly still being actively developed. While the program is complex and has a fairly steep learning curve for novices, it is fast and works faultlessly on my latest version of Linux Mint. It has extensive libraries of footprints and component outlines. I highly recommend it for anyone who wants to get seriously involved in designing electronics <text:span text:style-name="T30">as a hobbyist or semiprofessional engineer</text:span>. <text:span text:style-name="T31">Using KICAD and a PCB design service, a hobbyist can create complex, commercial grade PCBs at minimal cost. </text:span><text:s text:c="4"/></text:p>
      <text:p text:style-name="P21">Reading the Temperature </text:p>
      <text:p text:style-name="P29">If all is working correctly, log on to your local wifi network using a PC, tablet or smartphone and open a browser window at the <text:span text:style-name="T32">IP </text:span>address specified by <text:s/><text:span text:style-name="T32">the MKR1000 serial monitor. In my case this was 10.1.1.179.</text:span></text:p>
      <text:p text:style-name="P29"><text:span text:style-name="T32">Voila ! The webpage is minimal but shows the temperature of the sensor ie </text:span></text:p>
      <text:p text:style-name="P29"><text:span text:style-name="T32">“The current Temperature is: 27 degrees C “</text:span></text:p>
      <text:p text:style-name="P29"/>
      <text:p text:style-name="P29"><text:span text:style-name="T32">I would have liked to have a more complex webpage showing a graph of temperature over time but the MKR1000 code space and processor are too small to allow this. Perhaps a Raspberry Pi or similar could be used as a display and act as the Wifi router for the device – I leave this to readers.</text:span></text:p>
      <text:p text:style-name="P29"><text:span text:style-name="T32"><text:s text:c="3"/></text:span></text:p>
      <text:p text:style-name="P26"><text:soft-page-break/><text:s text:c="7"/></text:p>
      <text:p text:style-name="P3"/>
      <text:p text:style-name="P3"/>
      <text:p text:style-name="P3">References </text:p>
      <text:list xml:id="list2145376988" text:style-name="WWNum1">
        <text:list-item>
          <text:p text:style-name="P33">http://ww1.microchip.com/downloads/en/appnotes/00895a.pdf</text:p>
        </text:list-item>
        <text:list-item>
          <text:p text:style-name="P33"><text:a xlink:type="simple" xlink:href="http://ww1.microchip.com/downloads/en/appnotes/00687c.pdf" text:style-name="Internet_20_link" text:visited-style-name="Visited_20_Internet_20_Link">http://ww1.microchip.com/downloads/en/appnotes/00687c.pdf</text:a></text:p>
        </text:list-item>
        <text:list-item>
          <text:p text:style-name="P34">https://www.arduino.cc/en/Guide/MKR10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n" fo:country="AU"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er (Richard) Hosking</meta:initial-creator>
    <meta:editing-cycles>26</meta:editing-cycles>
    <meta:creation-date>2018-12-17T05:55:00</meta:creation-date>
    <dc:date>2020-02-05T15:12:34.820003273</dc:date>
    <meta:editing-duration>P5DT22H30M4S</meta:editing-duration>
    <meta:generator>LibreOffice/6.0.7.3$Linux_X86_64 LibreOffice_project/00m0$Build-3</meta:generator>
    <meta:document-statistic meta:table-count="0" meta:image-count="0" meta:object-count="0" meta:page-count="7" meta:paragraph-count="93" meta:word-count="2296" meta:character-count="13622" meta:non-whitespace-character-count="11305"/>
    <meta:user-defined meta:name="AppVersion">16.0000</meta:user-defined>
    <meta:user-defined meta:name="Company">Northern Territory Governmen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